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9.356cm"/>
    </style:style>
    <style:style style:name="co5" style:family="table-column">
      <style:table-column-properties fo:break-before="auto" style:column-width="7.608cm"/>
    </style:style>
    <style:style style:name="co6" style:family="table-column">
      <style:table-column-properties fo:break-before="auto" style:column-width="13.547cm"/>
    </style:style>
    <style:style style:name="co7" style:family="table-column">
      <style:table-column-properties fo:break-before="auto" style:column-width="2.891cm"/>
    </style:style>
    <style:style style:name="co8" style:family="table-column">
      <style:table-column-properties fo:break-before="auto" style:column-width="19.7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>
            <text:p>Aufgabenbeschreibung</text:p>
          </table:table-cell>
          <table:table-cell table:style-name="Default"/>
          <table:table-cell table:style-name="Default" office:value-type="string">
            <text:p>Aktion Befehlt</text:p>
          </table:table-cell>
          <table:table-cell table:style-name="Default" office:value-type="string">
            <text:p>Ergebnis</text:p>
          </table:table-cell>
          <table:table-cell office:value-type="string">
            <text:p>Verantwortlicher</text:p>
          </table:table-cell>
          <table:table-cell office:value-type="string">
            <text:p>Anmerkung</text:p>
          </table:table-cell>
        </table:table-row>
        <table:table-row table:style-name="ro1">
          <table:table-cell office:value-type="string">
            <text:p>27.01.2022</text:p>
          </table:table-cell>
          <table:table-cell office:value-type="string">
            <text:p>Partner abgesprungen neue Möglichkeit suchen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2">
          <table:table-cell office:value-type="string">
            <text:p>01.02.2022, 18:15</text:p>
          </table:table-cell>
          <table:table-cell office:value-type="string">
            <text:p>Angefangen Frontend zu bauen</text:p>
          </table:table-cell>
          <table:table-cell office:value-type="string">
            <text:p>180 min</text:p>
          </table:table-cell>
          <table:table-cell table:style-name="ce2" office:value-type="string">
            <text:p>Hauptsächlich Html und css geschrieben</text:p>
          </table:table-cell>
          <table:table-cell office:value-type="string">
            <text:p>Frontend Grundstruktur gebaut ohne Komponente oder Funktionen</text:p>
          </table:table-cell>
          <table:table-cell office:value-type="string">
            <text:p>Siar Nezamie</text:p>
          </table:table-cell>
          <table:table-cell office:value-type="string">
            <text:p>fehler im className dazu geführt 30 min nach dem problem zu suchen</text:p>
          </table:table-cell>
        </table:table-row>
        <table:table-row table:style-name="ro1">
          <table:table-cell office:value-type="string">
            <text:p>02.02.2022 15:45</text:p>
          </table:table-cell>
          <table:table-cell office:value-type="string">
            <text:p>Container (Inserate) <text:s/>zum Frontend hinzugefügt</text:p>
          </table:table-cell>
          <table:table-cell office:value-type="string">
            <text:p>100 min</text:p>
          </table:table-cell>
          <table:table-cell office:value-type="string">
            <text:p>Hauptsächlich React</text:p>
          </table:table-cell>
          <table:table-cell office:value-type="string">
            <text:p>Inserate hinzugefügt mit der Benutzeroberfläche welche zu erstellen (kein backend)</text:p>
          </table:table-cell>
          <table:table-cell office:value-type="string">
            <text:p>Siar Nezamie</text:p>
          </table:table-cell>
          <table:table-cell/>
        </table:table-row>
        <table:table-row table:style-name="ro1">
          <table:table-cell office:value-type="string">
            <text:p>2.02.2022 <text:s/>19:45</text:p>
          </table:table-cell>
          <table:table-cell office:value-type="string">
            <text:p>Backend Start Mongodb account erstellt und eingebettet</text:p>
          </table:table-cell>
          <table:table-cell office:value-type="string">
            <text:p>75 min</text:p>
          </table:table-cell>
          <table:table-cell office:value-type="string">
            <text:p>npm init, npm i express mongoose –save etc.</text:p>
          </table:table-cell>
          <table:table-cell office:value-type="string">
            <text:p>User erstellt, Cluster erstellt und Datenbank verbunden Dokumentation gelesen</text:p>
          </table:table-cell>
          <table:table-cell office:value-type="string">
            <text:p>Siar Nezamie</text:p>
          </table:table-cell>
          <table:table-cell office:value-type="string">
            <text:p>Überhaupt kein vor wissen über MongoDb oder Datenbanken gehabt deswegen wurde viel Dokumentation gelesen</text:p>
          </table:table-cell>
        </table:table-row>
        <table:table-row table:style-name="ro1">
          <table:table-cell office:value-type="string">
            <text:p>3.02.2022 17:00-18:15</text:p>
          </table:table-cell>
          <table:table-cell office:value-type="string">
            <text:p>Graphql lernen anwenden <text:s/>und einbetten</text:p>
          </table:table-cell>
          <table:table-cell office:value-type="string">
            <text:p>75min</text:p>
          </table:table-cell>
          <table:table-cell office:value-type="string">
            <text:p>npm install express express-graphql graphql</text:p>
          </table:table-cell>
          <table:table-cell/>
          <table:table-cell office:value-type="string">
            <text:p>Siar Nezamie</text:p>
          </table:table-cell>
          <table:table-cell/>
        </table:table-row>
        <table:table-row table:style-name="ro1">
          <table:table-cell office:value-type="string">
            <text:p>03.02.2022 19:15-0:48</text:p>
          </table:table-cell>
          <table:table-cell office:value-type="string">
            <text:p>frontend mit Backend vereinen</text:p>
          </table:table-cell>
          <table:table-cell office:value-type="string">
            <text:p>333min</text:p>
          </table:table-cell>
          <table:table-cell office:value-type="string">
            <text:p>npm i cors, npm i apollo</text:p>
          </table:table-cell>
          <table:table-cell office:value-type="string">
            <text:p>Daten aus der Mongodb erfolgreich im frontend verankert</text:p>
          </table:table-cell>
          <table:table-cell office:value-type="string">
            <text:p>Siar Nezamie</text:p>
          </table:table-cell>
          <table:table-cell office:value-type="string">
            <text:p>fehlerhafte libary für ApolloProvider Import. Beinahe 90 min nach dem Fehler gesucht :(</text:p>
          </table:table-cell>
        </table:table-row>
        <table:table-row table:style-name="ro1">
          <table:table-cell office:value-type="string">
            <text:p>04.02.2022 11:00</text:p>
          </table:table-cell>
          <table:table-cell office:value-type="string">
            <text:p>Vereinung beednet ein use case vervollständigt</text:p>
          </table:table-cell>
          <table:table-cell office:value-type="string">
            <text:p>240min</text:p>
          </table:table-cell>
          <table:table-cell/>
          <table:table-cell office:value-type="string">
            <text:p>Verbindung von frontend und backend.</text:p>
          </table:table-cell>
          <table:table-cell office:value-type="string">
            <text:p>Siar Nezamie</text:p>
          </table:table-cell>
          <table:table-cell/>
        </table:table-row>
        <table:table-row table:style-name="ro1">
          <table:table-cell office:value-type="string">
            <text:p>04.02.2022 16:00</text:p>
          </table:table-cell>
          <table:table-cell office:value-type="string">
            <text:p>Dockerizing</text:p>
          </table:table-cell>
          <table:table-cell office:value-type="string">
            <text:p>100min</text:p>
          </table:table-cell>
          <table:table-cell/>
          <table:table-cell office:value-type="string">
            <text:p>Docker docs durchgelesen docker installiert dockerfile geschrieben</text:p>
          </table:table-cell>
          <table:table-cell office:value-type="string">
            <text:p>Siar Nezamie</text:p>
          </table:table-cell>
          <table:table-cell office:value-type="string">
            <text:p>keine Erfahrung mit docker. Docker failed to load Problem unbekannt. Bios Einstellung geändert reinstalliert und und und 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4">04.02.2022</text:date>, <text:time>17:47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6:20:12.11</meta:creation-date>
    <dc:date>2022-02-04T17:47:10.75</dc:date>
    <meta:editing-duration>PT12H11M15S</meta:editing-duration>
    <meta:editing-cycles>5</meta:editing-cycles>
    <meta:generator>OpenOffice/4.1.11$Win32 OpenOffice.org_project/4111m1$Build-9808</meta:generator>
    <meta:document-statistic meta:table-count="3" meta:cell-count="50" meta:object-count="0"/>
  </office:meta>
</office:document-meta>
</file>